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 [Pa]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 [hPa]</text:p>
          </table:table-cell>
          <table:table-cell table:style-name="ce1" office:value-type="string" calcext:value-type="string">
            <text:p>pf [hPa]</text:p>
          </table:table-cell>
          <table:table-cell table:style-name="ce1" office:value-type="string" calcext:value-type="string">
            <text:p>Geopotential Altitude [m]</text:p>
          </table:table-cell>
          <table:table-cell table:style-name="ce1" office:value-type="string" calcext:value-type="string">
            <text:p>Geometric Altitude [m]</text:p>
          </table:table-cell>
          <table:table-cell table:style-name="ce1" office:value-type="string" calcext:value-type="string">
            <text:p>Temperature [K]</text:p>
          </table:table-cell>
          <table:table-cell table:style-name="ce1" office:value-type="string" calcext:value-type="string">
            <text:p>Density [kg/m^3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00004" calcext:value-type="float">
            <text:p>2.00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9302.74" calcext:value-type="float">
            <text:p>79302.74</text:p>
          </table:table-cell>
          <table:table-cell office:value-type="float" office:value="80302.61" calcext:value-type="float">
            <text:p>80302.61</text:p>
          </table:table-cell>
          <table:table-cell office:value-type="float" office:value="198.04" calcext:value-type="float">
            <text:p>198.04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980832" calcext:value-type="float">
            <text:p>3.980832</text:p>
          </table:table-cell>
          <table:table-cell office:value-type="float" office:value="0" calcext:value-type="float">
            <text:p>0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299" calcext:value-type="float">
            <text:p>0.0299</text:p>
          </table:table-cell>
          <table:table-cell office:value-type="float" office:value="72744.48" calcext:value-type="float">
            <text:p>72744.48</text:p>
          </table:table-cell>
          <table:table-cell office:value-type="float" office:value="73584.94" calcext:value-type="float">
            <text:p>73584.94</text:p>
          </table:table-cell>
          <table:table-cell office:value-type="float" office:value="211.16" calcext:value-type="float">
            <text:p>211.16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.387186" calcext:value-type="float">
            <text:p>7.387186</text:p>
          </table:table-cell>
          <table:table-cell office:value-type="float" office:value="0" calcext:value-type="float">
            <text:p>0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568" calcext:value-type="float">
            <text:p>0.0568</text:p>
          </table:table-cell>
          <table:table-cell office:value-type="float" office:value="68689.83" calcext:value-type="float">
            <text:p>68689.83</text:p>
          </table:table-cell>
          <table:table-cell office:value-type="float" office:value="69438.73" calcext:value-type="float">
            <text:p>69438.73</text:p>
          </table:table-cell>
          <table:table-cell office:value-type="float" office:value="221.12" calcext:value-type="float">
            <text:p>221.12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.908319" calcext:value-type="float">
            <text:p>12.908319</text:p>
          </table:table-cell>
          <table:table-cell office:value-type="float" office:value="0" calcext:value-type="float">
            <text:p>0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015" calcext:value-type="float">
            <text:p>0.1015</text:p>
          </table:table-cell>
          <table:table-cell office:value-type="float" office:value="64847.81" calcext:value-type="float">
            <text:p>64847.81</text:p>
          </table:table-cell>
          <table:table-cell office:value-type="float" office:value="65514.87" calcext:value-type="float">
            <text:p>65514.87</text:p>
          </table:table-cell>
          <table:table-cell office:value-type="float" office:value="231.88" calcext:value-type="float">
            <text:p>231.88</text:p>
          </table:table-cell>
          <table:table-cell office:value-type="float" office:value="0.000152" calcext:value-type="float">
            <text:p>0.0001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.413612" calcext:value-type="float">
            <text:p>21.413612</text:p>
          </table:table-cell>
          <table:table-cell office:value-type="float" office:value="0" calcext:value-type="float">
            <text:p>0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716" calcext:value-type="float">
            <text:p>0.1716</text:p>
          </table:table-cell>
          <table:table-cell office:value-type="float" office:value="61203.87" calcext:value-type="float">
            <text:p>61203.87</text:p>
          </table:table-cell>
          <table:table-cell office:value-type="float" office:value="61797.72" calcext:value-type="float">
            <text:p>61797.72</text:p>
          </table:table-cell>
          <table:table-cell office:value-type="float" office:value="242.08" calcext:value-type="float">
            <text:p>242.08</text:p>
          </table:table-cell>
          <table:table-cell office:value-type="float" office:value="0.000247" calcext:value-type="float">
            <text:p>0.0002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.952858" calcext:value-type="float">
            <text:p>33.952858</text:p>
          </table:table-cell>
          <table:table-cell office:value-type="float" office:value="0" calcext:value-type="float">
            <text:p>0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768" calcext:value-type="float">
            <text:p>0.2768</text:p>
          </table:table-cell>
          <table:table-cell office:value-type="float" office:value="57748.06" calcext:value-type="float">
            <text:p>57748.06</text:p>
          </table:table-cell>
          <table:table-cell office:value-type="float" office:value="58276.46" calcext:value-type="float">
            <text:p>58276.46</text:p>
          </table:table-cell>
          <table:table-cell office:value-type="float" office:value="251.76" calcext:value-type="float">
            <text:p>251.76</text:p>
          </table:table-cell>
          <table:table-cell office:value-type="float" office:value="0.000383" calcext:value-type="float">
            <text:p>0.00038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1.746601" calcext:value-type="float">
            <text:p>51.746601</text:p>
          </table:table-cell>
          <table:table-cell office:value-type="float" office:value="0" calcext:value-type="float">
            <text:p>0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285" calcext:value-type="float">
            <text:p>0.4285</text:p>
          </table:table-cell>
          <table:table-cell office:value-type="float" office:value="54470.24" calcext:value-type="float">
            <text:p>54470.24</text:p>
          </table:table-cell>
          <table:table-cell office:value-type="float" office:value="54940.11" calcext:value-type="float">
            <text:p>54940.11</text:p>
          </table:table-cell>
          <table:table-cell office:value-type="float" office:value="260.93" calcext:value-type="float">
            <text:p>260.93</text:p>
          </table:table-cell>
          <table:table-cell office:value-type="float" office:value="0.000572" calcext:value-type="float">
            <text:p>0.0005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.167656" calcext:value-type="float">
            <text:p>76.167656</text:p>
          </table:table-cell>
          <table:table-cell office:value-type="float" office:value="0" calcext:value-type="float">
            <text:p>0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6396" calcext:value-type="float">
            <text:p>0.6396</text:p>
          </table:table-cell>
          <table:table-cell office:value-type="float" office:value="51360.33" calcext:value-type="float">
            <text:p>51360.33</text:p>
          </table:table-cell>
          <table:table-cell office:value-type="float" office:value="51777.87" calcext:value-type="float">
            <text:p>51777.87</text:p>
          </table:table-cell>
          <table:table-cell office:value-type="float" office:value="269.64" calcext:value-type="float">
            <text:p>269.64</text:p>
          </table:table-cell>
          <table:table-cell office:value-type="float" office:value="0.000826" calcext:value-type="float">
            <text:p>0.0008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8.715561" calcext:value-type="float">
            <text:p>108.715561</text:p>
          </table:table-cell>
          <table:table-cell office:value-type="float" office:value="0" calcext:value-type="float">
            <text:p>0</text:p>
          </table:table-cell>
          <table:table-cell office:value-type="float" office:value="1.0872" calcext:value-type="float">
            <text:p>1.0872</text:p>
          </table:table-cell>
          <table:table-cell office:value-type="float" office:value="0.9244" calcext:value-type="float">
            <text:p>0.9244</text:p>
          </table:table-cell>
          <table:table-cell office:value-type="float" office:value="48442.75" calcext:value-type="float">
            <text:p>48442.75</text:p>
          </table:table-cell>
          <table:table-cell office:value-type="float" office:value="48814.03" calcext:value-type="float">
            <text:p>48814.03</text:p>
          </table:table-cell>
          <table:table-cell office:value-type="float" office:value="270.65" calcext:value-type="float">
            <text:p>270.65</text:p>
          </table:table-cell>
          <table:table-cell office:value-type="float" office:value="0.00119" calcext:value-type="float">
            <text:p>0.001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.986023" calcext:value-type="float">
            <text:p>150.986023</text:p>
          </table:table-cell>
          <table:table-cell office:value-type="float" office:value="0" calcext:value-type="float">
            <text:p>0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2985" calcext:value-type="float">
            <text:p>1.2985</text:p>
          </table:table-cell>
          <table:table-cell office:value-type="float" office:value="45759.1" calcext:value-type="float">
            <text:p>45759.1</text:p>
          </table:table-cell>
          <table:table-cell office:value-type="float" office:value="46090.25" calcext:value-type="float">
            <text:p>46090.25</text:p>
          </table:table-cell>
          <table:table-cell office:value-type="float" office:value="267.18" calcext:value-type="float">
            <text:p>267.18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4.637451" calcext:value-type="float">
            <text:p>204.637451</text:p>
          </table:table-cell>
          <table:table-cell office:value-type="float" office:value="0" calcext:value-type="float">
            <text:p>0</text:p>
          </table:table-cell>
          <table:table-cell office:value-type="float" office:value="2.0464" calcext:value-type="float">
            <text:p>2.0464</text:p>
          </table:table-cell>
          <table:table-cell office:value-type="float" office:value="1.7781" calcext:value-type="float">
            <text:p>1.7781</text:p>
          </table:table-cell>
          <table:table-cell office:value-type="float" office:value="43332.12" calcext:value-type="float">
            <text:p>43332.12</text:p>
          </table:table-cell>
          <table:table-cell office:value-type="float" office:value="43628.96" calcext:value-type="float">
            <text:p>43628.96</text:p>
          </table:table-cell>
          <table:table-cell office:value-type="float" office:value="260.38" calcext:value-type="float">
            <text:p>260.38</text:p>
          </table:table-cell>
          <table:table-cell office:value-type="float" office:value="0.002379" calcext:value-type="float">
            <text:p>0.00237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1.356506" calcext:value-type="float">
            <text:p>271.356506</text:p>
          </table:table-cell>
          <table:table-cell office:value-type="float" office:value="0" calcext:value-type="float">
            <text:p>0</text:p>
          </table:table-cell>
          <table:table-cell office:value-type="float" office:value="2.7136" calcext:value-type="float">
            <text:p>2.7136</text:p>
          </table:table-cell>
          <table:table-cell office:value-type="float" office:value="2.38" calcext:value-type="float">
            <text:p>2.38</text:p>
          </table:table-cell>
          <table:table-cell office:value-type="float" office:value="41136.44" calcext:value-type="float">
            <text:p>41136.44</text:p>
          </table:table-cell>
          <table:table-cell office:value-type="float" office:value="41403.86" calcext:value-type="float">
            <text:p>41403.86</text:p>
          </table:table-cell>
          <table:table-cell office:value-type="float" office:value="254.23" calcext:value-type="float">
            <text:p>254.23</text:p>
          </table:table-cell>
          <table:table-cell office:value-type="float" office:value="0.003261" calcext:value-type="float">
            <text:p>0.0032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2.824493" calcext:value-type="float">
            <text:p>352.824493</text:p>
          </table:table-cell>
          <table:table-cell office:value-type="float" office:value="0" calcext:value-type="float">
            <text:p>0</text:p>
          </table:table-cell>
          <table:table-cell office:value-type="float" office:value="3.5282" calcext:value-type="float">
            <text:p>3.5282</text:p>
          </table:table-cell>
          <table:table-cell office:value-type="float" office:value="3.1209" calcext:value-type="float">
            <text:p>3.1209</text:p>
          </table:table-cell>
          <table:table-cell office:value-type="float" office:value="39141.66" calcext:value-type="float">
            <text:p>39141.66</text:p>
          </table:table-cell>
          <table:table-cell office:value-type="float" office:value="39383.7" calcext:value-type="float">
            <text:p>39383.7</text:p>
          </table:table-cell>
          <table:table-cell office:value-type="float" office:value="248.65" calcext:value-type="float">
            <text:p>248.65</text:p>
          </table:table-cell>
          <table:table-cell office:value-type="float" office:value="0.004372" calcext:value-type="float">
            <text:p>0.00437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.685791" calcext:value-type="float">
            <text:p>450.685791</text:p>
          </table:table-cell>
          <table:table-cell office:value-type="float" office:value="0" calcext:value-type="float">
            <text:p>0</text:p>
          </table:table-cell>
          <table:table-cell office:value-type="float" office:value="4.5069" calcext:value-type="float">
            <text:p>4.5069</text:p>
          </table:table-cell>
          <table:table-cell office:value-type="float" office:value="4.0176" calcext:value-type="float">
            <text:p>4.0176</text:p>
          </table:table-cell>
          <table:table-cell office:value-type="float" office:value="37322.4" calcext:value-type="float">
            <text:p>37322.4</text:p>
          </table:table-cell>
          <table:table-cell office:value-type="float" office:value="37542.4" calcext:value-type="float">
            <text:p>37542.4</text:p>
          </table:table-cell>
          <table:table-cell office:value-type="float" office:value="243.55" calcext:value-type="float">
            <text:p>243.55</text:p>
          </table:table-cell>
          <table:table-cell office:value-type="float" office:value="0.005746" calcext:value-type="float">
            <text:p>0.0057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66.519226" calcext:value-type="float">
            <text:p>566.519226</text:p>
          </table:table-cell>
          <table:table-cell office:value-type="float" office:value="0" calcext:value-type="float">
            <text:p>0</text:p>
          </table:table-cell>
          <table:table-cell office:value-type="float" office:value="5.6652" calcext:value-type="float">
            <text:p>5.6652</text:p>
          </table:table-cell>
          <table:table-cell office:value-type="float" office:value="5.086" calcext:value-type="float">
            <text:p>5.086</text:p>
          </table:table-cell>
          <table:table-cell office:value-type="float" office:value="35657.28" calcext:value-type="float">
            <text:p>35657.28</text:p>
          </table:table-cell>
          <table:table-cell office:value-type="float" office:value="35858.04" calcext:value-type="float">
            <text:p>35858.04</text:p>
          </table:table-cell>
          <table:table-cell office:value-type="float" office:value="238.89" calcext:value-type="float">
            <text:p>238.89</text:p>
          </table:table-cell>
          <table:table-cell office:value-type="float" office:value="0.007417" calcext:value-type="float">
            <text:p>0.0074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1.813354" calcext:value-type="float">
            <text:p>701.813354</text:p>
          </table:table-cell>
          <table:table-cell office:value-type="float" office:value="0" calcext:value-type="float">
            <text:p>0</text:p>
          </table:table-cell>
          <table:table-cell office:value-type="float" office:value="7.0181" calcext:value-type="float">
            <text:p>7.0181</text:p>
          </table:table-cell>
          <table:table-cell office:value-type="float" office:value="6.3417" calcext:value-type="float">
            <text:p>6.3417</text:p>
          </table:table-cell>
          <table:table-cell office:value-type="float" office:value="34128.22" calcext:value-type="float">
            <text:p>34128.22</text:p>
          </table:table-cell>
          <table:table-cell office:value-type="float" office:value="34312.09" calcext:value-type="float">
            <text:p>34312.09</text:p>
          </table:table-cell>
          <table:table-cell office:value-type="float" office:value="234.61" calcext:value-type="float">
            <text:p>234.61</text:p>
          </table:table-cell>
          <table:table-cell office:value-type="float" office:value="0.009416" calcext:value-type="float">
            <text:p>0.0094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57.945801" calcext:value-type="float">
            <text:p>857.945801</text:p>
          </table:table-cell>
          <table:table-cell office:value-type="float" office:value="0" calcext:value-type="float">
            <text:p>0</text:p>
          </table:table-cell>
          <table:table-cell office:value-type="float" office:value="8.5795" calcext:value-type="float">
            <text:p>8.5795</text:p>
          </table:table-cell>
          <table:table-cell office:value-type="float" office:value="7.7988" calcext:value-type="float">
            <text:p>7.7988</text:p>
          </table:table-cell>
          <table:table-cell office:value-type="float" office:value="32719.8" calcext:value-type="float">
            <text:p>32719.8</text:p>
          </table:table-cell>
          <table:table-cell office:value-type="float" office:value="32888.77" calcext:value-type="float">
            <text:p>32888.77</text:p>
          </table:table-cell>
          <table:table-cell office:value-type="float" office:value="230.67" calcext:value-type="float">
            <text:p>230.67</text:p>
          </table:table-cell>
          <table:table-cell office:value-type="float" office:value="0.011778" calcext:value-type="float">
            <text:p>0.0117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36.166504" calcext:value-type="float">
            <text:p>1036.166504</text:p>
          </table:table-cell>
          <table:table-cell office:value-type="float" office:value="0" calcext:value-type="float">
            <text:p>0</text:p>
          </table:table-cell>
          <table:table-cell office:value-type="float" office:value="10.3617" calcext:value-type="float">
            <text:p>10.3617</text:p>
          </table:table-cell>
          <table:table-cell office:value-type="float" office:value="9.4706" calcext:value-type="float">
            <text:p>9.4706</text:p>
          </table:table-cell>
          <table:table-cell office:value-type="float" office:value="31417.81" calcext:value-type="float">
            <text:p>31417.81</text:p>
          </table:table-cell>
          <table:table-cell office:value-type="float" office:value="31573.56" calcext:value-type="float">
            <text:p>31573.56</text:p>
          </table:table-cell>
          <table:table-cell office:value-type="float" office:value="228.07" calcext:value-type="float">
            <text:p>228.07</text:p>
          </table:table-cell>
          <table:table-cell office:value-type="float" office:value="0.014466" calcext:value-type="float">
            <text:p>0.01446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37.585449" calcext:value-type="float">
            <text:p>1237.585449</text:p>
          </table:table-cell>
          <table:table-cell office:value-type="float" office:value="0" calcext:value-type="float">
            <text:p>0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11.3688" calcext:value-type="float">
            <text:p>11.3688</text:p>
          </table:table-cell>
          <table:table-cell office:value-type="float" office:value="30201.49" calcext:value-type="float">
            <text:p>30201.49</text:p>
          </table:table-cell>
          <table:table-cell office:value-type="float" office:value="30345.38" calcext:value-type="float">
            <text:p>30345.38</text:p>
          </table:table-cell>
          <table:table-cell office:value-type="float" office:value="226.85" calcext:value-type="float">
            <text:p>226.85</text:p>
          </table:table-cell>
          <table:table-cell office:value-type="float" office:value="0.017458" calcext:value-type="float">
            <text:p>0.0174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63.16394" calcext:value-type="float">
            <text:p>1463.16394</text:p>
          </table:table-cell>
          <table:table-cell office:value-type="float" office:value="0" calcext:value-type="float">
            <text:p>0</text:p>
          </table:table-cell>
          <table:table-cell office:value-type="float" office:value="14.6316" calcext:value-type="float">
            <text:p>14.6316</text:p>
          </table:table-cell>
          <table:table-cell office:value-type="float" office:value="13.5037" calcext:value-type="float">
            <text:p>13.5037</text:p>
          </table:table-cell>
          <table:table-cell office:value-type="float" office:value="29061.56" calcext:value-type="float">
            <text:p>29061.56</text:p>
          </table:table-cell>
          <table:table-cell office:value-type="float" office:value="29194.77" calcext:value-type="float">
            <text:p>29194.77</text:p>
          </table:table-cell>
          <table:table-cell office:value-type="float" office:value="225.71" calcext:value-type="float">
            <text:p>225.71</text:p>
          </table:table-cell>
          <table:table-cell office:value-type="float" office:value="0.020842" calcext:value-type="float">
            <text:p>0.02084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13.709595" calcext:value-type="float">
            <text:p>1713.709595</text:p>
          </table:table-cell>
          <table:table-cell office:value-type="float" office:value="0" calcext:value-type="float">
            <text:p>0</text:p>
          </table:table-cell>
          <table:table-cell office:value-type="float" office:value="17.1371" calcext:value-type="float">
            <text:p>17.1371</text:p>
          </table:table-cell>
          <table:table-cell office:value-type="float" office:value="15.8844" calcext:value-type="float">
            <text:p>15.8844</text:p>
          </table:table-cell>
          <table:table-cell office:value-type="float" office:value="27991.33" calcext:value-type="float">
            <text:p>27991.33</text:p>
          </table:table-cell>
          <table:table-cell office:value-type="float" office:value="28114.89" calcext:value-type="float">
            <text:p>28114.89</text:p>
          </table:table-cell>
          <table:table-cell office:value-type="float" office:value="224.64" calcext:value-type="float">
            <text:p>224.64</text:p>
          </table:table-cell>
          <table:table-cell office:value-type="float" office:value="0.024633" calcext:value-type="float">
            <text:p>0.02463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89.87439" calcext:value-type="float">
            <text:p>1989.87439</text:p>
          </table:table-cell>
          <table:table-cell office:value-type="float" office:value="0" calcext:value-type="float">
            <text:p>0</text:p>
          </table:table-cell>
          <table:table-cell office:value-type="float" office:value="19.8987" calcext:value-type="float">
            <text:p>19.8987</text:p>
          </table:table-cell>
          <table:table-cell office:value-type="float" office:value="18.5179" calcext:value-type="float">
            <text:p>18.5179</text:p>
          </table:table-cell>
          <table:table-cell office:value-type="float" office:value="26984.85" calcext:value-type="float">
            <text:p>26984.85</text:p>
          </table:table-cell>
          <table:table-cell office:value-type="float" office:value="27099.67" calcext:value-type="float">
            <text:p>27099.67</text:p>
          </table:table-cell>
          <table:table-cell office:value-type="float" office:value="223.63" calcext:value-type="float">
            <text:p>223.63</text:p>
          </table:table-cell>
          <table:table-cell office:value-type="float" office:value="0.028846" calcext:value-type="float">
            <text:p>0.0288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92.155518" calcext:value-type="float">
            <text:p>2292.155518</text:p>
          </table:table-cell>
          <table:table-cell office:value-type="float" office:value="0" calcext:value-type="float">
            <text:p>0</text:p>
          </table:table-cell>
          <table:table-cell office:value-type="float" office:value="22.9216" calcext:value-type="float">
            <text:p>22.9216</text:p>
          </table:table-cell>
          <table:table-cell office:value-type="float" office:value="21.4101" calcext:value-type="float">
            <text:p>21.4101</text:p>
          </table:table-cell>
          <table:table-cell office:value-type="float" office:value="26036.84" calcext:value-type="float">
            <text:p>26036.84</text:p>
          </table:table-cell>
          <table:table-cell office:value-type="float" office:value="26143.71" calcext:value-type="float">
            <text:p>26143.71</text:p>
          </table:table-cell>
          <table:table-cell office:value-type="float" office:value="222.69" calcext:value-type="float">
            <text:p>222.69</text:p>
          </table:table-cell>
          <table:table-cell office:value-type="float" office:value="0.033493" calcext:value-type="float">
            <text:p>0.03349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20.898438" calcext:value-type="float">
            <text:p>2620.898438</text:p>
          </table:table-cell>
          <table:table-cell office:value-type="float" office:value="0" calcext:value-type="float">
            <text:p>0</text:p>
          </table:table-cell>
          <table:table-cell office:value-type="float" office:value="26.209" calcext:value-type="float">
            <text:p>26.209</text:p>
          </table:table-cell>
          <table:table-cell office:value-type="float" office:value="24.5653" calcext:value-type="float">
            <text:p>24.5653</text:p>
          </table:table-cell>
          <table:table-cell office:value-type="float" office:value="25142.55" calcext:value-type="float">
            <text:p>25142.55</text:p>
          </table:table-cell>
          <table:table-cell office:value-type="float" office:value="25242.19" calcext:value-type="float">
            <text:p>25242.19</text:p>
          </table:table-cell>
          <table:table-cell office:value-type="float" office:value="221.79" calcext:value-type="float">
            <text:p>221.79</text:p>
          </table:table-cell>
          <table:table-cell office:value-type="float" office:value="0.038584" calcext:value-type="float">
            <text:p>0.03858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76.302246" calcext:value-type="float">
            <text:p>2976.302246</text:p>
          </table:table-cell>
          <table:table-cell office:value-type="float" office:value="0" calcext:value-type="float">
            <text:p>0</text:p>
          </table:table-cell>
          <table:table-cell office:value-type="float" office:value="29.763" calcext:value-type="float">
            <text:p>29.763</text:p>
          </table:table-cell>
          <table:table-cell office:value-type="float" office:value="27.986" calcext:value-type="float">
            <text:p>27.986</text:p>
          </table:table-cell>
          <table:table-cell office:value-type="float" office:value="24297.75" calcext:value-type="float">
            <text:p>24297.75</text:p>
          </table:table-cell>
          <table:table-cell office:value-type="float" office:value="24390.8" calcext:value-type="float">
            <text:p>24390.8</text:p>
          </table:table-cell>
          <table:table-cell office:value-type="float" office:value="220.95" calcext:value-type="float">
            <text:p>220.95</text:p>
          </table:table-cell>
          <table:table-cell office:value-type="float" office:value="0.044125" calcext:value-type="float">
            <text:p>0.0441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358.425781" calcext:value-type="float">
            <text:p>3358.425781</text:p>
          </table:table-cell>
          <table:table-cell office:value-type="float" office:value="0" calcext:value-type="float">
            <text:p>0</text:p>
          </table:table-cell>
          <table:table-cell office:value-type="float" office:value="33.5843" calcext:value-type="float">
            <text:p>33.5843</text:p>
          </table:table-cell>
          <table:table-cell office:value-type="float" office:value="31.6736" calcext:value-type="float">
            <text:p>31.6736</text:p>
          </table:table-cell>
          <table:table-cell office:value-type="float" office:value="23498.64" calcext:value-type="float">
            <text:p>23498.64</text:p>
          </table:table-cell>
          <table:table-cell office:value-type="float" office:value="23585.66" calcext:value-type="float">
            <text:p>23585.66</text:p>
          </table:table-cell>
          <table:table-cell office:value-type="float" office:value="220.15" calcext:value-type="float">
            <text:p>220.15</text:p>
          </table:table-cell>
          <table:table-cell office:value-type="float" office:value="0.05012" calcext:value-type="float">
            <text:p>0.0501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767.196045" calcext:value-type="float">
            <text:p>3767.196045</text:p>
          </table:table-cell>
          <table:table-cell office:value-type="float" office:value="0" calcext:value-type="float">
            <text:p>0</text:p>
          </table:table-cell>
          <table:table-cell office:value-type="float" office:value="37.672" calcext:value-type="float">
            <text:p>37.672</text:p>
          </table:table-cell>
          <table:table-cell office:value-type="float" office:value="35.6281" calcext:value-type="float">
            <text:p>35.6281</text:p>
          </table:table-cell>
          <table:table-cell office:value-type="float" office:value="22741.78" calcext:value-type="float">
            <text:p>22741.78</text:p>
          </table:table-cell>
          <table:table-cell office:value-type="float" office:value="22823.27" calcext:value-type="float">
            <text:p>22823.27</text:p>
          </table:table-cell>
          <table:table-cell office:value-type="float" office:value="219.39" calcext:value-type="float">
            <text:p>219.39</text:p>
          </table:table-cell>
          <table:table-cell office:value-type="float" office:value="0.056572" calcext:value-type="float">
            <text:p>0.0565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202.416504" calcext:value-type="float">
            <text:p>4202.416504</text:p>
          </table:table-cell>
          <table:table-cell office:value-type="float" office:value="0" calcext:value-type="float">
            <text:p>0</text:p>
          </table:table-cell>
          <table:table-cell office:value-type="float" office:value="42.0242" calcext:value-type="float">
            <text:p>42.0242</text:p>
          </table:table-cell>
          <table:table-cell office:value-type="float" office:value="39.8481" calcext:value-type="float">
            <text:p>39.8481</text:p>
          </table:table-cell>
          <table:table-cell office:value-type="float" office:value="22024.08" calcext:value-type="float">
            <text:p>22024.08</text:p>
          </table:table-cell>
          <table:table-cell office:value-type="float" office:value="22100.5" calcext:value-type="float">
            <text:p>22100.5</text:p>
          </table:table-cell>
          <table:table-cell office:value-type="float" office:value="218.67" calcext:value-type="float">
            <text:p>218.67</text:p>
          </table:table-cell>
          <table:table-cell office:value-type="float" office:value="0.06348" calcext:value-type="float">
            <text:p>0.0634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63.776367" calcext:value-type="float">
            <text:p>4663.776367</text:p>
          </table:table-cell>
          <table:table-cell office:value-type="float" office:value="0" calcext:value-type="float">
            <text:p>0</text:p>
          </table:table-cell>
          <table:table-cell office:value-type="float" office:value="46.6378" calcext:value-type="float">
            <text:p>46.6378</text:p>
          </table:table-cell>
          <table:table-cell office:value-type="float" office:value="44.331" calcext:value-type="float">
            <text:p>44.331</text:p>
          </table:table-cell>
          <table:table-cell office:value-type="float" office:value="21342.73" calcext:value-type="float">
            <text:p>21342.73</text:p>
          </table:table-cell>
          <table:table-cell office:value-type="float" office:value="21414.49" calcext:value-type="float">
            <text:p>21414.49</text:p>
          </table:table-cell>
          <table:table-cell office:value-type="float" office:value="217.99" calcext:value-type="float">
            <text:p>217.99</text:p>
          </table:table-cell>
          <table:table-cell office:value-type="float" office:value="0.070843" calcext:value-type="float">
            <text:p>0.0708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150.859863" calcext:value-type="float">
            <text:p>5150.859863</text:p>
          </table:table-cell>
          <table:table-cell office:value-type="float" office:value="0" calcext:value-type="float">
            <text:p>0</text:p>
          </table:table-cell>
          <table:table-cell office:value-type="float" office:value="51.5086" calcext:value-type="float">
            <text:p>51.5086</text:p>
          </table:table-cell>
          <table:table-cell office:value-type="float" office:value="49.0732" calcext:value-type="float">
            <text:p>49.0732</text:p>
          </table:table-cell>
          <table:table-cell office:value-type="float" office:value="20695.19" calcext:value-type="float">
            <text:p>20695.19</text:p>
          </table:table-cell>
          <table:table-cell office:value-type="float" office:value="20762.65" calcext:value-type="float">
            <text:p>20762.65</text:p>
          </table:table-cell>
          <table:table-cell office:value-type="float" office:value="217.35" calcext:value-type="float">
            <text:p>217.35</text:p>
          </table:table-cell>
          <table:table-cell office:value-type="float" office:value="0.078655" calcext:value-type="float">
            <text:p>0.07865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663.15625" calcext:value-type="float">
            <text:p>5663.15625</text:p>
          </table:table-cell>
          <table:table-cell office:value-type="float" office:value="0" calcext:value-type="float">
            <text:p>0</text:p>
          </table:table-cell>
          <table:table-cell office:value-type="float" office:value="56.6316" calcext:value-type="float">
            <text:p>56.6316</text:p>
          </table:table-cell>
          <table:table-cell office:value-type="float" office:value="54.0701" calcext:value-type="float">
            <text:p>54.0701</text:p>
          </table:table-cell>
          <table:table-cell office:value-type="float" office:value="20079.13" calcext:value-type="float">
            <text:p>20079.13</text:p>
          </table:table-cell>
          <table:table-cell office:value-type="float" office:value="20142.64" calcext:value-type="float">
            <text:p>20142.64</text:p>
          </table:table-cell>
          <table:table-cell office:value-type="float" office:value="216.73" calcext:value-type="float">
            <text:p>216.73</text:p>
          </table:table-cell>
          <table:table-cell office:value-type="float" office:value="0.08691" calcext:value-type="float">
            <text:p>0.086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199.839355" calcext:value-type="float">
            <text:p>6199.839355</text:p>
          </table:table-cell>
          <table:table-cell office:value-type="float" office:value="0" calcext:value-type="float">
            <text:p>0</text:p>
          </table:table-cell>
          <table:table-cell office:value-type="float" office:value="61.9984" calcext:value-type="float">
            <text:p>61.9984</text:p>
          </table:table-cell>
          <table:table-cell office:value-type="float" office:value="59.315" calcext:value-type="float">
            <text:p>59.315</text:p>
          </table:table-cell>
          <table:table-cell office:value-type="float" office:value="19492.24" calcext:value-type="float">
            <text:p>19492.24</text:p>
          </table:table-cell>
          <table:table-cell office:value-type="float" office:value="19552.08" calcext:value-type="float">
            <text:p>19552.08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095375" calcext:value-type="float">
            <text:p>0.09537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759.727051" calcext:value-type="float">
            <text:p>6759.727051</text:p>
          </table:table-cell>
          <table:table-cell office:value-type="float" office:value="0" calcext:value-type="float">
            <text:p>0</text:p>
          </table:table-cell>
          <table:table-cell office:value-type="float" office:value="67.5973" calcext:value-type="float">
            <text:p>67.5973</text:p>
          </table:table-cell>
          <table:table-cell office:value-type="float" office:value="64.7978" calcext:value-type="float">
            <text:p>64.7978</text:p>
          </table:table-cell>
          <table:table-cell office:value-type="float" office:value="18931.56" calcext:value-type="float">
            <text:p>18931.56</text:p>
          </table:table-cell>
          <table:table-cell office:value-type="float" office:value="18988" calcext:value-type="float">
            <text:p>18988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04191" calcext:value-type="float">
            <text:p>0.1041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341.469727" calcext:value-type="float">
            <text:p>7341.469727</text:p>
          </table:table-cell>
          <table:table-cell office:value-type="float" office:value="0" calcext:value-type="float">
            <text:p>0</text:p>
          </table:table-cell>
          <table:table-cell office:value-type="float" office:value="73.415" calcext:value-type="float">
            <text:p>73.415</text:p>
          </table:table-cell>
          <table:table-cell office:value-type="float" office:value="70.5061" calcext:value-type="float">
            <text:p>70.5061</text:p>
          </table:table-cell>
          <table:table-cell office:value-type="float" office:value="18396.14" calcext:value-type="float">
            <text:p>18396.14</text:p>
          </table:table-cell>
          <table:table-cell office:value-type="float" office:value="18449.43" calcext:value-type="float">
            <text:p>18449.43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1337" calcext:value-type="float">
            <text:p>0.1133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942.92627" calcext:value-type="float">
            <text:p>7942.9262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79.4434" calcext:value-type="float">
            <text:p>79.4434</text:p>
          </table:table-cell>
          <table:table-cell office:value-type="float" office:value="76.4292" calcext:value-type="float">
            <text:p>76.4292</text:p>
          </table:table-cell>
          <table:table-cell office:value-type="float" office:value="17884.58" calcext:value-type="float">
            <text:p>17884.58</text:p>
          </table:table-cell>
          <table:table-cell office:value-type="float" office:value="17934.94" calcext:value-type="float">
            <text:p>17934.94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22894" calcext:value-type="float">
            <text:p>0.12289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564.624023" calcext:value-type="float">
            <text:p>8564.624023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85.7016" calcext:value-type="float">
            <text:p>85.7016</text:p>
          </table:table-cell>
          <table:table-cell office:value-type="float" office:value="82.5725" calcext:value-type="float">
            <text:p>82.5725</text:p>
          </table:table-cell>
          <table:table-cell office:value-type="float" office:value="17394.28" calcext:value-type="float">
            <text:p>17394.28</text:p>
          </table:table-cell>
          <table:table-cell office:value-type="float" office:value="17441.91" calcext:value-type="float">
            <text:p>17441.91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32772" calcext:value-type="float">
            <text:p>0.13277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208.305664" calcext:value-type="float">
            <text:p>9208.30566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92.2162" calcext:value-type="float">
            <text:p>92.2162</text:p>
          </table:table-cell>
          <table:table-cell office:value-type="float" office:value="88.9589" calcext:value-type="float">
            <text:p>88.9589</text:p>
          </table:table-cell>
          <table:table-cell office:value-type="float" office:value="16921.83" calcext:value-type="float">
            <text:p>16921.83</text:p>
          </table:table-cell>
          <table:table-cell office:value-type="float" office:value="16966.91" calcext:value-type="float">
            <text:p>16966.91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43041" calcext:value-type="float">
            <text:p>0.14304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873.560547" calcext:value-type="float">
            <text:p>9873.560547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99.0182" calcext:value-type="float">
            <text:p>99.0182</text:p>
          </table:table-cell>
          <table:table-cell office:value-type="float" office:value="95.6172" calcext:value-type="float">
            <text:p>95.6172</text:p>
          </table:table-cell>
          <table:table-cell office:value-type="float" office:value="16464.09" calcext:value-type="float">
            <text:p>16464.09</text:p>
          </table:table-cell>
          <table:table-cell office:value-type="float" office:value="16506.76" calcext:value-type="float">
            <text:p>16506.76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53747" calcext:value-type="float">
            <text:p>0.1537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558.881836" calcext:value-type="float">
            <text:p>10558.881836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106.1445" calcext:value-type="float">
            <text:p>106.1445</text:p>
          </table:table-cell>
          <table:table-cell office:value-type="float" office:value="102.5813" calcext:value-type="float">
            <text:p>102.5813</text:p>
          </table:table-cell>
          <table:table-cell office:value-type="float" office:value="16018.24" calcext:value-type="float">
            <text:p>16018.24</text:p>
          </table:table-cell>
          <table:table-cell office:value-type="float" office:value="16058.63" calcext:value-type="float">
            <text:p>16058.63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64945" calcext:value-type="float">
            <text:p>0.16494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262.484375" calcext:value-type="float">
            <text:p>11262.484375</text:p>
          </table:table-cell>
          <table:table-cell office:value-type="float" office:value="0.001" calcext:value-type="float">
            <text:p>0.001</text:p>
          </table:table-cell>
          <table:table-cell office:value-type="float" office:value="113.6382" calcext:value-type="float">
            <text:p>113.6382</text:p>
          </table:table-cell>
          <table:table-cell office:value-type="float" office:value="109.8913" calcext:value-type="float">
            <text:p>109.8913</text:p>
          </table:table-cell>
          <table:table-cell office:value-type="float" office:value="15581.7" calcext:value-type="float">
            <text:p>15581.7</text:p>
          </table:table-cell>
          <table:table-cell office:value-type="float" office:value="15619.91" calcext:value-type="float">
            <text:p>15619.91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76699" calcext:value-type="float">
            <text:p>0.17669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982.662109" calcext:value-type="float">
            <text:p>11982.662109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121.5502" calcext:value-type="float">
            <text:p>121.5502</text:p>
          </table:table-cell>
          <table:table-cell office:value-type="float" office:value="117.5942" calcext:value-type="float">
            <text:p>117.5942</text:p>
          </table:table-cell>
          <table:table-cell office:value-type="float" office:value="15152.05" calcext:value-type="float">
            <text:p>15152.05</text:p>
          </table:table-cell>
          <table:table-cell office:value-type="float" office:value="15188.19" calcext:value-type="float">
            <text:p>15188.19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189085" calcext:value-type="float">
            <text:p>0.18908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713.897461" calcext:value-type="float">
            <text:p>12713.897461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129.9403" calcext:value-type="float">
            <text:p>129.9403</text:p>
          </table:table-cell>
          <table:table-cell office:value-type="float" office:value="125.7453" calcext:value-type="float">
            <text:p>125.7453</text:p>
          </table:table-cell>
          <table:table-cell office:value-type="float" office:value="14727.04" calcext:value-type="float">
            <text:p>14727.04</text:p>
          </table:table-cell>
          <table:table-cell office:value-type="float" office:value="14761.17" calcext:value-type="float">
            <text:p>14761.17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02192" calcext:value-type="float">
            <text:p>0.20219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453.225586" calcext:value-type="float">
            <text:p>13453.225586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138.8558" calcext:value-type="float">
            <text:p>138.8558</text:p>
          </table:table-cell>
          <table:table-cell office:value-type="float" office:value="134.3981" calcext:value-type="float">
            <text:p>134.3981</text:p>
          </table:table-cell>
          <table:table-cell office:value-type="float" office:value="14305" calcext:value-type="float">
            <text:p>14305</text:p>
          </table:table-cell>
          <table:table-cell office:value-type="float" office:value="14337.21" calcext:value-type="float">
            <text:p>14337.21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16105" calcext:value-type="float">
            <text:p>0.2161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4192.009766" calcext:value-type="float">
            <text:p>14192.009766</text:p>
          </table:table-cell>
          <table:table-cell office:value-type="float" office:value="0.006322" calcext:value-type="float">
            <text:p>0.006322</text:p>
          </table:table-cell>
          <table:table-cell office:value-type="float" office:value="148.326" calcext:value-type="float">
            <text:p>148.326</text:p>
          </table:table-cell>
          <table:table-cell office:value-type="float" office:value="143.5909" calcext:value-type="float">
            <text:p>143.5909</text:p>
          </table:table-cell>
          <table:table-cell office:value-type="float" office:value="13885.42" calcext:value-type="float">
            <text:p>13885.42</text:p>
          </table:table-cell>
          <table:table-cell office:value-type="float" office:value="13915.75" calcext:value-type="float">
            <text:p>13915.75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30887" calcext:value-type="float">
            <text:p>0.23088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4922.685547" calcext:value-type="float">
            <text:p>14922.685547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158.3816" calcext:value-type="float">
            <text:p>158.3816</text:p>
          </table:table-cell>
          <table:table-cell office:value-type="float" office:value="153.3538" calcext:value-type="float">
            <text:p>153.3538</text:p>
          </table:table-cell>
          <table:table-cell office:value-type="float" office:value="13468.26" calcext:value-type="float">
            <text:p>13468.26</text:p>
          </table:table-cell>
          <table:table-cell office:value-type="float" office:value="13496.8" calcext:value-type="float">
            <text:p>13496.8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46585" calcext:value-type="float">
            <text:p>0.24658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638.053711" calcext:value-type="float">
            <text:p>15638.053711</text:p>
          </table:table-cell>
          <table:table-cell office:value-type="float" office:value="0.012508" calcext:value-type="float">
            <text:p>0.012508</text:p>
          </table:table-cell>
          <table:table-cell office:value-type="float" office:value="169.0545" calcext:value-type="float">
            <text:p>169.0545</text:p>
          </table:table-cell>
          <table:table-cell office:value-type="float" office:value="163.718" calcext:value-type="float">
            <text:p>163.718</text:p>
          </table:table-cell>
          <table:table-cell office:value-type="float" office:value="13053.52" calcext:value-type="float">
            <text:p>13053.52</text:p>
          </table:table-cell>
          <table:table-cell office:value-type="float" office:value="13080.33" calcext:value-type="float">
            <text:p>13080.33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6325" calcext:value-type="float">
            <text:p>0.2632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329.560547" calcext:value-type="float">
            <text:p>16329.560547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180.3786" calcext:value-type="float">
            <text:p>180.3786</text:p>
          </table:table-cell>
          <table:table-cell office:value-type="float" office:value="174.7166" calcext:value-type="float">
            <text:p>174.7166</text:p>
          </table:table-cell>
          <table:table-cell office:value-type="float" office:value="12641.18" calcext:value-type="float">
            <text:p>12641.18</text:p>
          </table:table-cell>
          <table:table-cell office:value-type="float" office:value="12666.32" calcext:value-type="float">
            <text:p>12666.32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80935" calcext:value-type="float">
            <text:p>0.28093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990.623047" calcext:value-type="float">
            <text:p>16990.623047</text:p>
          </table:table-cell>
          <table:table-cell office:value-type="float" office:value="0.022189" calcext:value-type="float">
            <text:p>0.022189</text:p>
          </table:table-cell>
          <table:table-cell office:value-type="float" office:value="192.3889" calcext:value-type="float">
            <text:p>192.3889</text:p>
          </table:table-cell>
          <table:table-cell office:value-type="float" office:value="186.3837" calcext:value-type="float">
            <text:p>186.3837</text:p>
          </table:table-cell>
          <table:table-cell office:value-type="float" office:value="12231.23" calcext:value-type="float">
            <text:p>12231.23</text:p>
          </table:table-cell>
          <table:table-cell office:value-type="float" office:value="12254.76" calcext:value-type="float">
            <text:p>12254.76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299695" calcext:value-type="float">
            <text:p>0.29969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613.28125" calcext:value-type="float">
            <text:p>17613.28125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205.1222" calcext:value-type="float">
            <text:p>205.1222</text:p>
          </table:table-cell>
          <table:table-cell office:value-type="float" office:value="198.7556" calcext:value-type="float">
            <text:p>198.7556</text:p>
          </table:table-cell>
          <table:table-cell office:value-type="float" office:value="11823.65" calcext:value-type="float">
            <text:p>11823.65</text:p>
          </table:table-cell>
          <table:table-cell office:value-type="float" office:value="11845.64" calcext:value-type="float">
            <text:p>11845.64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319588" calcext:value-type="float">
            <text:p>0.31958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191.029297" calcext:value-type="float">
            <text:p>18191.029297</text:p>
          </table:table-cell>
          <table:table-cell office:value-type="float" office:value="0.036227" calcext:value-type="float">
            <text:p>0.036227</text:p>
          </table:table-cell>
          <table:table-cell office:value-type="float" office:value="218.6172" calcext:value-type="float">
            <text:p>218.6172</text:p>
          </table:table-cell>
          <table:table-cell office:value-type="float" office:value="211.8697" calcext:value-type="float">
            <text:p>211.8697</text:p>
          </table:table-cell>
          <table:table-cell office:value-type="float" office:value="11418.44" calcext:value-type="float">
            <text:p>11418.44</text:p>
          </table:table-cell>
          <table:table-cell office:value-type="float" office:value="11438.95" calcext:value-type="float">
            <text:p>11438.95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340675" calcext:value-type="float">
            <text:p>0.34067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8716.96875" calcext:value-type="float">
            <text:p>18716.96875</text:p>
          </table:table-cell>
          <table:table-cell office:value-type="float" office:value="0.045146" calcext:value-type="float">
            <text:p>0.045146</text:p>
          </table:table-cell>
          <table:table-cell office:value-type="float" office:value="232.914" calcext:value-type="float">
            <text:p>232.914</text:p>
          </table:table-cell>
          <table:table-cell office:value-type="float" office:value="225.7656" calcext:value-type="float">
            <text:p>225.7656</text:p>
          </table:table-cell>
          <table:table-cell office:value-type="float" office:value="11015.57" calcext:value-type="float">
            <text:p>11015.57</text:p>
          </table:table-cell>
          <table:table-cell office:value-type="float" office:value="11034.66" calcext:value-type="float">
            <text:p>11034.66</text:p>
          </table:table-cell>
          <table:table-cell office:value-type="float" office:value="216.65" calcext:value-type="float">
            <text:p>216.65</text:p>
          </table:table-cell>
          <table:table-cell office:value-type="float" office:value="0.363019" calcext:value-type="float">
            <text:p>0.36301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9184.544922" calcext:value-type="float">
            <text:p>19184.544922</text:p>
          </table:table-cell>
          <table:table-cell office:value-type="float" office:value="0.055474" calcext:value-type="float">
            <text:p>0.055474</text:p>
          </table:table-cell>
          <table:table-cell office:value-type="float" office:value="248.0547" calcext:value-type="float">
            <text:p>248.0547</text:p>
          </table:table-cell>
          <table:table-cell office:value-type="float" office:value="240.4844" calcext:value-type="float">
            <text:p>240.4844</text:p>
          </table:table-cell>
          <table:table-cell office:value-type="float" office:value="10613.07" calcext:value-type="float">
            <text:p>10613.07</text:p>
          </table:table-cell>
          <table:table-cell office:value-type="float" office:value="10630.79" calcext:value-type="float">
            <text:p>10630.79</text:p>
          </table:table-cell>
          <table:table-cell office:value-type="float" office:value="219.17" calcext:value-type="float">
            <text:p>219.17</text:p>
          </table:table-cell>
          <table:table-cell office:value-type="float" office:value="0.382249" calcext:value-type="float">
            <text:p>0.38224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9587.513672" calcext:value-type="float">
            <text:p>19587.513672</text:p>
          </table:table-cell>
          <table:table-cell office:value-type="float" office:value="0.067316" calcext:value-type="float">
            <text:p>0.067316</text:p>
          </table:table-cell>
          <table:table-cell office:value-type="float" office:value="264.0833" calcext:value-type="float">
            <text:p>264.0833</text:p>
          </table:table-cell>
          <table:table-cell office:value-type="float" office:value="256.069" calcext:value-type="float">
            <text:p>256.069</text:p>
          </table:table-cell>
          <table:table-cell office:value-type="float" office:value="10207.82" calcext:value-type="float">
            <text:p>10207.82</text:p>
          </table:table-cell>
          <table:table-cell office:value-type="float" office:value="10224.21" calcext:value-type="float">
            <text:p>10224.21</text:p>
          </table:table-cell>
          <table:table-cell office:value-type="float" office:value="221.8" calcext:value-type="float">
            <text:p>221.8</text:p>
          </table:table-cell>
          <table:table-cell office:value-type="float" office:value="0.402186" calcext:value-type="float">
            <text:p>0.40218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919.796875" calcext:value-type="float">
            <text:p>19919.796875</text:p>
          </table:table-cell>
          <table:table-cell office:value-type="float" office:value="0.080777" calcext:value-type="float">
            <text:p>0.080777</text:p>
          </table:table-cell>
          <table:table-cell office:value-type="float" office:value="281.0456" calcext:value-type="float">
            <text:p>281.0456</text:p>
          </table:table-cell>
          <table:table-cell office:value-type="float" office:value="272.5644" calcext:value-type="float">
            <text:p>272.5644</text:p>
          </table:table-cell>
          <table:table-cell office:value-type="float" office:value="9800.09" calcext:value-type="float">
            <text:p>9800.09</text:p>
          </table:table-cell>
          <table:table-cell office:value-type="float" office:value="9815.19" calcext:value-type="float">
            <text:p>9815.19</text:p>
          </table:table-cell>
          <table:table-cell office:value-type="float" office:value="224.45" calcext:value-type="float">
            <text:p>224.45</text:p>
          </table:table-cell>
          <table:table-cell office:value-type="float" office:value="0.42304" calcext:value-type="float">
            <text:p>0.4230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175.394531" calcext:value-type="float">
            <text:p>20175.394531</text:p>
          </table:table-cell>
          <table:table-cell office:value-type="float" office:value="0.095964" calcext:value-type="float">
            <text:p>0.095964</text:p>
          </table:table-cell>
          <table:table-cell office:value-type="float" office:value="298.9895" calcext:value-type="float">
            <text:p>298.9895</text:p>
          </table:table-cell>
          <table:table-cell office:value-type="float" office:value="290.0175" calcext:value-type="float">
            <text:p>290.0175</text:p>
          </table:table-cell>
          <table:table-cell office:value-type="float" office:value="9389.89" calcext:value-type="float">
            <text:p>9389.89</text:p>
          </table:table-cell>
          <table:table-cell office:value-type="float" office:value="9403.75" calcext:value-type="float">
            <text:p>9403.75</text:p>
          </table:table-cell>
          <table:table-cell office:value-type="float" office:value="227.12" calcext:value-type="float">
            <text:p>227.12</text:p>
          </table:table-cell>
          <table:table-cell office:value-type="float" office:value="0.444844" calcext:value-type="float">
            <text:p>0.44484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348.916016" calcext:value-type="float">
            <text:p>20348.916016</text:p>
          </table:table-cell>
          <table:table-cell office:value-type="float" office:value="0.112979" calcext:value-type="float">
            <text:p>0.112979</text:p>
          </table:table-cell>
          <table:table-cell office:value-type="float" office:value="317.9651" calcext:value-type="float">
            <text:p>317.9651</text:p>
          </table:table-cell>
          <table:table-cell office:value-type="float" office:value="308.4773" calcext:value-type="float">
            <text:p>308.4773</text:p>
          </table:table-cell>
          <table:table-cell office:value-type="float" office:value="8977.23" calcext:value-type="float">
            <text:p>8977.23</text:p>
          </table:table-cell>
          <table:table-cell office:value-type="float" office:value="8989.9" calcext:value-type="float">
            <text:p>8989.9</text:p>
          </table:table-cell>
          <table:table-cell office:value-type="float" office:value="229.8" calcext:value-type="float">
            <text:p>229.8</text:p>
          </table:table-cell>
          <table:table-cell office:value-type="float" office:value="0.467635" calcext:value-type="float">
            <text:p>0.46763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434.158203" calcext:value-type="float">
            <text:p>20434.158203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338.0245" calcext:value-type="float">
            <text:p>338.0245</text:p>
          </table:table-cell>
          <table:table-cell office:value-type="float" office:value="327.9948" calcext:value-type="float">
            <text:p>327.9948</text:p>
          </table:table-cell>
          <table:table-cell office:value-type="float" office:value="8562.14" calcext:value-type="float">
            <text:p>8562.14</text:p>
          </table:table-cell>
          <table:table-cell office:value-type="float" office:value="8573.66" calcext:value-type="float">
            <text:p>8573.66</text:p>
          </table:table-cell>
          <table:table-cell office:value-type="float" office:value="232.5" calcext:value-type="float">
            <text:p>232.5</text:p>
          </table:table-cell>
          <table:table-cell office:value-type="float" office:value="0.491453" calcext:value-type="float">
            <text:p>0.49145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0426.21875" calcext:value-type="float">
            <text:p>20426.21875</text:p>
          </table:table-cell>
          <table:table-cell office:value-type="float" office:value="0.152934" calcext:value-type="float">
            <text:p>0.152934</text:p>
          </table:table-cell>
          <table:table-cell office:value-type="float" office:value="359.2221" calcext:value-type="float">
            <text:p>359.2221</text:p>
          </table:table-cell>
          <table:table-cell office:value-type="float" office:value="348.6233" calcext:value-type="float">
            <text:p>348.6233</text:p>
          </table:table-cell>
          <table:table-cell office:value-type="float" office:value="8144.61" calcext:value-type="float">
            <text:p>8144.61</text:p>
          </table:table-cell>
          <table:table-cell office:value-type="float" office:value="8155.04" calcext:value-type="float">
            <text:p>8155.04</text:p>
          </table:table-cell>
          <table:table-cell office:value-type="float" office:value="235.21" calcext:value-type="float">
            <text:p>235.21</text:p>
          </table:table-cell>
          <table:table-cell office:value-type="float" office:value="0.516334" calcext:value-type="float">
            <text:p>0.51633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0319.011719" calcext:value-type="float">
            <text:p>20319.011719</text:p>
          </table:table-cell>
          <table:table-cell office:value-type="float" office:value="0.176091" calcext:value-type="float">
            <text:p>0.176091</text:p>
          </table:table-cell>
          <table:table-cell office:value-type="float" office:value="381.6144" calcext:value-type="float">
            <text:p>381.6144</text:p>
          </table:table-cell>
          <table:table-cell office:value-type="float" office:value="370.4182" calcext:value-type="float">
            <text:p>370.4182</text:p>
          </table:table-cell>
          <table:table-cell office:value-type="float" office:value="7724.68" calcext:value-type="float">
            <text:p>7724.68</text:p>
          </table:table-cell>
          <table:table-cell office:value-type="float" office:value="7734.06" calcext:value-type="float">
            <text:p>7734.06</text:p>
          </table:table-cell>
          <table:table-cell office:value-type="float" office:value="237.94" calcext:value-type="float">
            <text:p>237.94</text:p>
          </table:table-cell>
          <table:table-cell office:value-type="float" office:value="0.54232" calcext:value-type="float">
            <text:p>0.5423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0107.03125" calcext:value-type="float">
            <text:p>20107.03125</text:p>
          </table:table-cell>
          <table:table-cell office:value-type="float" office:value="0.20152" calcext:value-type="float">
            <text:p>0.20152</text:p>
          </table:table-cell>
          <table:table-cell office:value-type="float" office:value="405.2606" calcext:value-type="float">
            <text:p>405.2606</text:p>
          </table:table-cell>
          <table:table-cell office:value-type="float" office:value="393.4375" calcext:value-type="float">
            <text:p>393.4375</text:p>
          </table:table-cell>
          <table:table-cell office:value-type="float" office:value="7302.35" calcext:value-type="float">
            <text:p>7302.35</text:p>
          </table:table-cell>
          <table:table-cell office:value-type="float" office:value="7310.73" calcext:value-type="float">
            <text:p>7310.73</text:p>
          </table:table-cell>
          <table:table-cell office:value-type="float" office:value="240.68" calcext:value-type="float">
            <text:p>240.68</text:p>
          </table:table-cell>
          <table:table-cell office:value-type="float" office:value="0.569453" calcext:value-type="float">
            <text:p>0.56945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9785.357422" calcext:value-type="float">
            <text:p>19785.357422</text:p>
          </table:table-cell>
          <table:table-cell office:value-type="float" office:value="0.229315" calcext:value-type="float">
            <text:p>0.229315</text:p>
          </table:table-cell>
          <table:table-cell office:value-type="float" office:value="430.2069" calcext:value-type="float">
            <text:p>430.2069</text:p>
          </table:table-cell>
          <table:table-cell office:value-type="float" office:value="417.7337" calcext:value-type="float">
            <text:p>417.7337</text:p>
          </table:table-cell>
          <table:table-cell office:value-type="float" office:value="6877.76" calcext:value-type="float">
            <text:p>6877.76</text:p>
          </table:table-cell>
          <table:table-cell office:value-type="float" office:value="6885.19" calcext:value-type="float">
            <text:p>6885.19</text:p>
          </table:table-cell>
          <table:table-cell office:value-type="float" office:value="243.44" calcext:value-type="float">
            <text:p>243.44</text:p>
          </table:table-cell>
          <table:table-cell office:value-type="float" office:value="0.597764" calcext:value-type="float">
            <text:p>0.5977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9348.775391" calcext:value-type="float">
            <text:p>19348.775391</text:p>
          </table:table-cell>
          <table:table-cell office:value-type="float" office:value="0.259554" calcext:value-type="float">
            <text:p>0.259554</text:p>
          </table:table-cell>
          <table:table-cell office:value-type="float" office:value="456.4813" calcext:value-type="float">
            <text:p>456.4813</text:p>
          </table:table-cell>
          <table:table-cell office:value-type="float" office:value="443.3441" calcext:value-type="float">
            <text:p>443.3441</text:p>
          </table:table-cell>
          <table:table-cell office:value-type="float" office:value="6451.33" calcext:value-type="float">
            <text:p>6451.33</text:p>
          </table:table-cell>
          <table:table-cell office:value-type="float" office:value="6457.87" calcext:value-type="float">
            <text:p>6457.87</text:p>
          </table:table-cell>
          <table:table-cell office:value-type="float" office:value="246.22" calcext:value-type="float">
            <text:p>246.22</text:p>
          </table:table-cell>
          <table:table-cell office:value-type="float" office:value="0.62727" calcext:value-type="float">
            <text:p>0.6272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8798.822266" calcext:value-type="float">
            <text:p>18798.822266</text:p>
          </table:table-cell>
          <table:table-cell office:value-type="float" office:value="0.291993" calcext:value-type="float">
            <text:p>0.291993</text:p>
          </table:table-cell>
          <table:table-cell office:value-type="float" office:value="483.8505" calcext:value-type="float">
            <text:p>483.8505</text:p>
          </table:table-cell>
          <table:table-cell office:value-type="float" office:value="470.1659" calcext:value-type="float">
            <text:p>470.1659</text:p>
          </table:table-cell>
          <table:table-cell office:value-type="float" office:value="6025.61" calcext:value-type="float">
            <text:p>6025.61</text:p>
          </table:table-cell>
          <table:table-cell office:value-type="float" office:value="6031.31" calcext:value-type="float">
            <text:p>6031.31</text:p>
          </table:table-cell>
          <table:table-cell office:value-type="float" office:value="248.98" calcext:value-type="float">
            <text:p>248.98</text:p>
          </table:table-cell>
          <table:table-cell office:value-type="float" office:value="0.657826" calcext:value-type="float">
            <text:p>0.6578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8141.296875" calcext:value-type="float">
            <text:p>18141.296875</text:p>
          </table:table-cell>
          <table:table-cell office:value-type="float" office:value="0.326329" calcext:value-type="float">
            <text:p>0.326329</text:p>
          </table:table-cell>
          <table:table-cell office:value-type="float" office:value="512.0662" calcext:value-type="float">
            <text:p>512.0662</text:p>
          </table:table-cell>
          <table:table-cell office:value-type="float" office:value="497.9584" calcext:value-type="float">
            <text:p>497.9584</text:p>
          </table:table-cell>
          <table:table-cell office:value-type="float" office:value="5604.74" calcext:value-type="float">
            <text:p>5604.74</text:p>
          </table:table-cell>
          <table:table-cell office:value-type="float" office:value="5609.68" calcext:value-type="float">
            <text:p>5609.68</text:p>
          </table:table-cell>
          <table:table-cell office:value-type="float" office:value="251.72" calcext:value-type="float">
            <text:p>251.72</text:p>
          </table:table-cell>
          <table:table-cell office:value-type="float" office:value="0.689139" calcext:value-type="float">
            <text:p>0.6891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7385.595703" calcext:value-type="float">
            <text:p>17385.595703</text:p>
          </table:table-cell>
          <table:table-cell office:value-type="float" office:value="0.362203" calcext:value-type="float">
            <text:p>0.362203</text:p>
          </table:table-cell>
          <table:table-cell office:value-type="float" office:value="540.8577" calcext:value-type="float">
            <text:p>540.8577</text:p>
          </table:table-cell>
          <table:table-cell office:value-type="float" office:value="526.462" calcext:value-type="float">
            <text:p>526.462</text:p>
          </table:table-cell>
          <table:table-cell office:value-type="float" office:value="5192.42" calcext:value-type="float">
            <text:p>5192.42</text:p>
          </table:table-cell>
          <table:table-cell office:value-type="float" office:value="5196.66" calcext:value-type="float">
            <text:p>5196.66</text:p>
          </table:table-cell>
          <table:table-cell office:value-type="float" office:value="254.4" calcext:value-type="float">
            <text:p>254.4</text:p>
          </table:table-cell>
          <table:table-cell office:value-type="float" office:value="0.720911" calcext:value-type="float">
            <text:p>0.72091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6544.585938" calcext:value-type="float">
            <text:p>16544.585938</text:p>
          </table:table-cell>
          <table:table-cell office:value-type="float" office:value="0.399205" calcext:value-type="float">
            <text:p>0.399205</text:p>
          </table:table-cell>
          <table:table-cell office:value-type="float" office:value="569.9401" calcext:value-type="float">
            <text:p>569.9401</text:p>
          </table:table-cell>
          <table:table-cell office:value-type="float" office:value="555.3989" calcext:value-type="float">
            <text:p>555.3989</text:p>
          </table:table-cell>
          <table:table-cell office:value-type="float" office:value="4791.93" calcext:value-type="float">
            <text:p>4791.93</text:p>
          </table:table-cell>
          <table:table-cell office:value-type="float" office:value="4795.53" calcext:value-type="float">
            <text:p>4795.53</text:p>
          </table:table-cell>
          <table:table-cell office:value-type="float" office:value="257" calcext:value-type="float">
            <text:p>257</text:p>
          </table:table-cell>
          <table:table-cell office:value-type="float" office:value="0.752832" calcext:value-type="float">
            <text:p>0.75283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5633.566406" calcext:value-type="float">
            <text:p>15633.566406</text:p>
          </table:table-cell>
          <table:table-cell office:value-type="float" office:value="0.436906" calcext:value-type="float">
            <text:p>0.436906</text:p>
          </table:table-cell>
          <table:table-cell office:value-type="float" office:value="599.031" calcext:value-type="float">
            <text:p>599.031</text:p>
          </table:table-cell>
          <table:table-cell office:value-type="float" office:value="584.4855" calcext:value-type="float">
            <text:p>584.4855</text:p>
          </table:table-cell>
          <table:table-cell office:value-type="float" office:value="4406.04" calcext:value-type="float">
            <text:p>4406.04</text:p>
          </table:table-cell>
          <table:table-cell office:value-type="float" office:value="4409.09" calcext:value-type="float">
            <text:p>4409.09</text:p>
          </table:table-cell>
          <table:table-cell office:value-type="float" office:value="259.51" calcext:value-type="float">
            <text:p>259.51</text:p>
          </table:table-cell>
          <table:table-cell office:value-type="float" office:value="0.784601" calcext:value-type="float">
            <text:p>0.78460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4665.645508" calcext:value-type="float">
            <text:p>14665.645508</text:p>
          </table:table-cell>
          <table:table-cell office:value-type="float" office:value="0.475016" calcext:value-type="float">
            <text:p>0.475016</text:p>
          </table:table-cell>
          <table:table-cell office:value-type="float" office:value="627.9668" calcext:value-type="float">
            <text:p>627.9668</text:p>
          </table:table-cell>
          <table:table-cell office:value-type="float" office:value="613.4989" calcext:value-type="float">
            <text:p>613.4989</text:p>
          </table:table-cell>
          <table:table-cell office:value-type="float" office:value="4036.32" calcext:value-type="float">
            <text:p>4036.32</text:p>
          </table:table-cell>
          <table:table-cell office:value-type="float" office:value="4038.88" calcext:value-type="float">
            <text:p>4038.88</text:p>
          </table:table-cell>
          <table:table-cell office:value-type="float" office:value="261.91" calcext:value-type="float">
            <text:p>261.91</text:p>
          </table:table-cell>
          <table:table-cell office:value-type="float" office:value="0.815991" calcext:value-type="float">
            <text:p>0.81599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3653.219727" calcext:value-type="float">
            <text:p>13653.219727</text:p>
          </table:table-cell>
          <table:table-cell office:value-type="float" office:value="0.51328" calcext:value-type="float">
            <text:p>0.51328</text:p>
          </table:table-cell>
          <table:table-cell office:value-type="float" office:value="656.6129" calcext:value-type="float">
            <text:p>656.6129</text:p>
          </table:table-cell>
          <table:table-cell office:value-type="float" office:value="642.2899" calcext:value-type="float">
            <text:p>642.2899</text:p>
          </table:table-cell>
          <table:table-cell office:value-type="float" office:value="3683.17" calcext:value-type="float">
            <text:p>3683.17</text:p>
          </table:table-cell>
          <table:table-cell office:value-type="float" office:value="3685.3" calcext:value-type="float">
            <text:p>3685.3</text:p>
          </table:table-cell>
          <table:table-cell office:value-type="float" office:value="264.21" calcext:value-type="float">
            <text:p>264.21</text:p>
          </table:table-cell>
          <table:table-cell office:value-type="float" office:value="0.846863" calcext:value-type="float">
            <text:p>0.84686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608.383789" calcext:value-type="float">
            <text:p>12608.383789</text:p>
          </table:table-cell>
          <table:table-cell office:value-type="float" office:value="0.551458" calcext:value-type="float">
            <text:p>0.551458</text:p>
          </table:table-cell>
          <table:table-cell office:value-type="float" office:value="684.8491" calcext:value-type="float">
            <text:p>684.8491</text:p>
          </table:table-cell>
          <table:table-cell office:value-type="float" office:value="670.731" calcext:value-type="float">
            <text:p>670.731</text:p>
          </table:table-cell>
          <table:table-cell office:value-type="float" office:value="3346.69" calcext:value-type="float">
            <text:p>3346.69</text:p>
          </table:table-cell>
          <table:table-cell office:value-type="float" office:value="3348.45" calcext:value-type="float">
            <text:p>3348.45</text:p>
          </table:table-cell>
          <table:table-cell office:value-type="float" office:value="266.4" calcext:value-type="float">
            <text:p>266.4</text:p>
          </table:table-cell>
          <table:table-cell office:value-type="float" office:value="0.877102" calcext:value-type="float">
            <text:p>0.87710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1543.166992" calcext:value-type="float">
            <text:p>11543.166992</text:p>
          </table:table-cell>
          <table:table-cell office:value-type="float" office:value="0.589317" calcext:value-type="float">
            <text:p>0.589317</text:p>
          </table:table-cell>
          <table:table-cell office:value-type="float" office:value="712.5573" calcext:value-type="float">
            <text:p>712.5573</text:p>
          </table:table-cell>
          <table:table-cell office:value-type="float" office:value="698.7032" calcext:value-type="float">
            <text:p>698.7032</text:p>
          </table:table-cell>
          <table:table-cell office:value-type="float" office:value="3026.84" calcext:value-type="float">
            <text:p>3026.84</text:p>
          </table:table-cell>
          <table:table-cell office:value-type="float" office:value="3028.28" calcext:value-type="float">
            <text:p>3028.28</text:p>
          </table:table-cell>
          <table:table-cell office:value-type="float" office:value="268.48" calcext:value-type="float">
            <text:p>268.48</text:p>
          </table:table-cell>
          <table:table-cell office:value-type="float" office:value="0.906605" calcext:value-type="float">
            <text:p>0.90660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0471.310547" calcext:value-type="float">
            <text:p>10471.310547</text:p>
          </table:table-cell>
          <table:table-cell office:value-type="float" office:value="0.626559" calcext:value-type="float">
            <text:p>0.626559</text:p>
          </table:table-cell>
          <table:table-cell office:value-type="float" office:value="739.5739" calcext:value-type="float">
            <text:p>739.5739</text:p>
          </table:table-cell>
          <table:table-cell office:value-type="float" office:value="726.0656" calcext:value-type="float">
            <text:p>726.0656</text:p>
          </table:table-cell>
          <table:table-cell office:value-type="float" office:value="2723.84" calcext:value-type="float">
            <text:p>2723.84</text:p>
          </table:table-cell>
          <table:table-cell office:value-type="float" office:value="2725.01" calcext:value-type="float">
            <text:p>2725.01</text:p>
          </table:table-cell>
          <table:table-cell office:value-type="float" office:value="270.45" calcext:value-type="float">
            <text:p>270.45</text:p>
          </table:table-cell>
          <table:table-cell office:value-type="float" office:value="0.935249" calcext:value-type="float">
            <text:p>0.93524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405.222656" calcext:value-type="float">
            <text:p>9405.222656</text:p>
          </table:table-cell>
          <table:table-cell office:value-type="float" office:value="0.662934" calcext:value-type="float">
            <text:p>0.662934</text:p>
          </table:table-cell>
          <table:table-cell office:value-type="float" office:value="765.7697" calcext:value-type="float">
            <text:p>765.7697</text:p>
          </table:table-cell>
          <table:table-cell office:value-type="float" office:value="752.6718" calcext:value-type="float">
            <text:p>752.6718</text:p>
          </table:table-cell>
          <table:table-cell office:value-type="float" office:value="2437.96" calcext:value-type="float">
            <text:p>2437.96</text:p>
          </table:table-cell>
          <table:table-cell office:value-type="float" office:value="2438.89" calcext:value-type="float">
            <text:p>2438.89</text:p>
          </table:table-cell>
          <table:table-cell office:value-type="float" office:value="272.3" calcext:value-type="float">
            <text:p>272.3</text:p>
          </table:table-cell>
          <table:table-cell office:value-type="float" office:value="0.962904" calcext:value-type="float">
            <text:p>0.96290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356.25293" calcext:value-type="float">
            <text:p>8356.25293</text:p>
          </table:table-cell>
          <table:table-cell office:value-type="float" office:value="0.698224" calcext:value-type="float">
            <text:p>0.698224</text:p>
          </table:table-cell>
          <table:table-cell office:value-type="float" office:value="791.0376" calcext:value-type="float">
            <text:p>791.0376</text:p>
          </table:table-cell>
          <table:table-cell office:value-type="float" office:value="778.4036" calcext:value-type="float">
            <text:p>778.4036</text:p>
          </table:table-cell>
          <table:table-cell office:value-type="float" office:value="2169.15" calcext:value-type="float">
            <text:p>2169.15</text:p>
          </table:table-cell>
          <table:table-cell office:value-type="float" office:value="2169.89" calcext:value-type="float">
            <text:p>2169.89</text:p>
          </table:table-cell>
          <table:table-cell office:value-type="float" office:value="274.05" calcext:value-type="float">
            <text:p>274.05</text:p>
          </table:table-cell>
          <table:table-cell office:value-type="float" office:value="0.989474" calcext:value-type="float">
            <text:p>0.98947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335.164551" calcext:value-type="float">
            <text:p>7335.164551</text:p>
          </table:table-cell>
          <table:table-cell office:value-type="float" office:value="0.732224" calcext:value-type="float">
            <text:p>0.732224</text:p>
          </table:table-cell>
          <table:table-cell office:value-type="float" office:value="815.2774" calcext:value-type="float">
            <text:p>815.2774</text:p>
          </table:table-cell>
          <table:table-cell office:value-type="float" office:value="803.1575" calcext:value-type="float">
            <text:p>803.1575</text:p>
          </table:table-cell>
          <table:table-cell office:value-type="float" office:value="1917.26" calcext:value-type="float">
            <text:p>1917.26</text:p>
          </table:table-cell>
          <table:table-cell office:value-type="float" office:value="1917.84" calcext:value-type="float">
            <text:p>1917.84</text:p>
          </table:table-cell>
          <table:table-cell office:value-type="float" office:value="275.69" calcext:value-type="float">
            <text:p>275.69</text:p>
          </table:table-cell>
          <table:table-cell office:value-type="float" office:value="1.014877" calcext:value-type="float">
            <text:p>1.01487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353.920898" calcext:value-type="float">
            <text:p>6353.920898</text:p>
          </table:table-cell>
          <table:table-cell office:value-type="float" office:value="0.764679" calcext:value-type="float">
            <text:p>0.764679</text:p>
          </table:table-cell>
          <table:table-cell office:value-type="float" office:value="838.3507" calcext:value-type="float">
            <text:p>838.3507</text:p>
          </table:table-cell>
          <table:table-cell office:value-type="float" office:value="826.8141" calcext:value-type="float">
            <text:p>826.8141</text:p>
          </table:table-cell>
          <table:table-cell office:value-type="float" office:value="1682.35" calcext:value-type="float">
            <text:p>1682.35</text:p>
          </table:table-cell>
          <table:table-cell office:value-type="float" office:value="1682.8" calcext:value-type="float">
            <text:p>1682.8</text:p>
          </table:table-cell>
          <table:table-cell office:value-type="float" office:value="277.21" calcext:value-type="float">
            <text:p>277.21</text:p>
          </table:table-cell>
          <table:table-cell office:value-type="float" office:value="1.039015" calcext:value-type="float">
            <text:p>1.0390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422.802734" calcext:value-type="float">
            <text:p>5422.802734</text:p>
          </table:table-cell>
          <table:table-cell office:value-type="float" office:value="0.795385" calcext:value-type="float">
            <text:p>0.795385</text:p>
          </table:table-cell>
          <table:table-cell office:value-type="float" office:value="860.1516" calcext:value-type="float">
            <text:p>860.1516</text:p>
          </table:table-cell>
          <table:table-cell office:value-type="float" office:value="849.2512" calcext:value-type="float">
            <text:p>849.2512</text:p>
          </table:table-cell>
          <table:table-cell office:value-type="float" office:value="1464.53" calcext:value-type="float">
            <text:p>1464.53</text:p>
          </table:table-cell>
          <table:table-cell office:value-type="float" office:value="1464.87" calcext:value-type="float">
            <text:p>1464.87</text:p>
          </table:table-cell>
          <table:table-cell office:value-type="float" office:value="278.63" calcext:value-type="float">
            <text:p>278.63</text:p>
          </table:table-cell>
          <table:table-cell office:value-type="float" office:value="1.061788" calcext:value-type="float">
            <text:p>1.06178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550.21582" calcext:value-type="float">
            <text:p>4550.21582</text:p>
          </table:table-cell>
          <table:table-cell office:value-type="float" office:value="0.824185" calcext:value-type="float">
            <text:p>0.824185</text:p>
          </table:table-cell>
          <table:table-cell office:value-type="float" office:value="880.608" calcext:value-type="float">
            <text:p>880.608</text:p>
          </table:table-cell>
          <table:table-cell office:value-type="float" office:value="870.3798" calcext:value-type="float">
            <text:p>870.3798</text:p>
          </table:table-cell>
          <table:table-cell office:value-type="float" office:value="1263.63" calcext:value-type="float">
            <text:p>1263.63</text:p>
          </table:table-cell>
          <table:table-cell office:value-type="float" office:value="1263.88" calcext:value-type="float">
            <text:p>1263.88</text:p>
          </table:table-cell>
          <table:table-cell office:value-type="float" office:value="279.94" calcext:value-type="float">
            <text:p>279.94</text:p>
          </table:table-cell>
          <table:table-cell office:value-type="float" office:value="1.083128" calcext:value-type="float">
            <text:p>1.08312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743.464355" calcext:value-type="float">
            <text:p>3743.464355</text:p>
          </table:table-cell>
          <table:table-cell office:value-type="float" office:value="0.85095" calcext:value-type="float">
            <text:p>0.85095</text:p>
          </table:table-cell>
          <table:table-cell office:value-type="float" office:value="899.6602" calcext:value-type="float">
            <text:p>899.6602</text:p>
          </table:table-cell>
          <table:table-cell office:value-type="float" office:value="890.1341" calcext:value-type="float">
            <text:p>890.1341</text:p>
          </table:table-cell>
          <table:table-cell office:value-type="float" office:value="1079.33" calcext:value-type="float">
            <text:p>1079.33</text:p>
          </table:table-cell>
          <table:table-cell office:value-type="float" office:value="1079.52" calcext:value-type="float">
            <text:p>1079.52</text:p>
          </table:table-cell>
          <table:table-cell office:value-type="float" office:value="281.13" calcext:value-type="float">
            <text:p>281.13</text:p>
          </table:table-cell>
          <table:table-cell office:value-type="float" office:value="1.102991" calcext:value-type="float">
            <text:p>1.10299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10.146973" calcext:value-type="float">
            <text:p>3010.146973</text:p>
          </table:table-cell>
          <table:table-cell office:value-type="float" office:value="0.875518" calcext:value-type="float">
            <text:p>0.875518</text:p>
          </table:table-cell>
          <table:table-cell office:value-type="float" office:value="917.2205" calcext:value-type="float">
            <text:p>917.2205</text:p>
          </table:table-cell>
          <table:table-cell office:value-type="float" office:value="908.4403" calcext:value-type="float">
            <text:p>908.4403</text:p>
          </table:table-cell>
          <table:table-cell office:value-type="float" office:value="911.48" calcext:value-type="float">
            <text:p>911.48</text:p>
          </table:table-cell>
          <table:table-cell office:value-type="float" office:value="911.61" calcext:value-type="float">
            <text:p>911.61</text:p>
          </table:table-cell>
          <table:table-cell office:value-type="float" office:value="282.23" calcext:value-type="float">
            <text:p>282.23</text:p>
          </table:table-cell>
          <table:table-cell office:value-type="float" office:value="1.121323" calcext:value-type="float">
            <text:p>1.12132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56.202637" calcext:value-type="float">
            <text:p>2356.202637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933.2247" calcext:value-type="float">
            <text:p>933.2247</text:p>
          </table:table-cell>
          <table:table-cell office:value-type="float" office:value="925.2226" calcext:value-type="float">
            <text:p>925.2226</text:p>
          </table:table-cell>
          <table:table-cell office:value-type="float" office:value="759.99" calcext:value-type="float">
            <text:p>759.99</text:p>
          </table:table-cell>
          <table:table-cell office:value-type="float" office:value="760.08" calcext:value-type="float">
            <text:p>760.08</text:p>
          </table:table-cell>
          <table:table-cell office:value-type="float" office:value="283.21" calcext:value-type="float">
            <text:p>283.21</text:p>
          </table:table-cell>
          <table:table-cell office:value-type="float" office:value="1.138067" calcext:value-type="float">
            <text:p>1.13806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784.854614" calcext:value-type="float">
            <text:p>1784.854614</text:p>
          </table:table-cell>
          <table:table-cell office:value-type="float" office:value="0.917651" calcext:value-type="float">
            <text:p>0.917651</text:p>
          </table:table-cell>
          <table:table-cell office:value-type="float" office:value="947.6584" calcext:value-type="float">
            <text:p>947.6584</text:p>
          </table:table-cell>
          <table:table-cell office:value-type="float" office:value="940.4415" calcext:value-type="float">
            <text:p>940.4415</text:p>
          </table:table-cell>
          <table:table-cell office:value-type="float" office:value="624.53" calcext:value-type="float">
            <text:p>624.53</text:p>
          </table:table-cell>
          <table:table-cell office:value-type="float" office:value="624.59" calcext:value-type="float">
            <text:p>624.59</text:p>
          </table:table-cell>
          <table:table-cell office:value-type="float" office:value="284.09" calcext:value-type="float">
            <text:p>284.09</text:p>
          </table:table-cell>
          <table:table-cell office:value-type="float" office:value="1.153202" calcext:value-type="float">
            <text:p>1.15320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297.656128" calcext:value-type="float">
            <text:p>1297.656128</text:p>
          </table:table-cell>
          <table:table-cell office:value-type="float" office:value="0.935157" calcext:value-type="float">
            <text:p>0.935157</text:p>
          </table:table-cell>
          <table:table-cell office:value-type="float" office:value="960.5245" calcext:value-type="float">
            <text:p>960.5245</text:p>
          </table:table-cell>
          <table:table-cell office:value-type="float" office:value="954.0914" calcext:value-type="float">
            <text:p>954.0914</text:p>
          </table:table-cell>
          <table:table-cell office:value-type="float" office:value="504.53" calcext:value-type="float">
            <text:p>504.53</text:p>
          </table:table-cell>
          <table:table-cell office:value-type="float" office:value="504.57" calcext:value-type="float">
            <text:p>504.57</text:p>
          </table:table-cell>
          <table:table-cell office:value-type="float" office:value="284.87" calcext:value-type="float">
            <text:p>284.87</text:p>
          </table:table-cell>
          <table:table-cell office:value-type="float" office:value="1.166736" calcext:value-type="float">
            <text:p>1.16673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95.193542" calcext:value-type="float">
            <text:p>895.193542</text:p>
          </table:table-cell>
          <table:table-cell office:value-type="float" office:value="0.950274" calcext:value-type="float">
            <text:p>0.950274</text:p>
          </table:table-cell>
          <table:table-cell office:value-type="float" office:value="971.8169" calcext:value-type="float">
            <text:p>971.8169</text:p>
          </table:table-cell>
          <table:table-cell office:value-type="float" office:value="966.1707" calcext:value-type="float">
            <text:p>966.1707</text:p>
          </table:table-cell>
          <table:table-cell office:value-type="float" office:value="399.5" calcext:value-type="float">
            <text:p>399.5</text:p>
          </table:table-cell>
          <table:table-cell office:value-type="float" office:value="399.52" calcext:value-type="float">
            <text:p>399.52</text:p>
          </table:table-cell>
          <table:table-cell office:value-type="float" office:value="285.55" calcext:value-type="float">
            <text:p>285.55</text:p>
          </table:table-cell>
          <table:table-cell office:value-type="float" office:value="1.178683" calcext:value-type="float">
            <text:p>1.17868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76.314148" calcext:value-type="float">
            <text:p>576.314148</text:p>
          </table:table-cell>
          <table:table-cell office:value-type="float" office:value="0.963007" calcext:value-type="float">
            <text:p>0.963007</text:p>
          </table:table-cell>
          <table:table-cell office:value-type="float" office:value="981.5301" calcext:value-type="float">
            <text:p>981.5301</text:p>
          </table:table-cell>
          <table:table-cell office:value-type="float" office:value="976.6735" calcext:value-type="float">
            <text:p>976.6735</text:p>
          </table:table-cell>
          <table:table-cell office:value-type="float" office:value="309.03" calcext:value-type="float">
            <text:p>309.03</text:p>
          </table:table-cell>
          <table:table-cell office:value-type="float" office:value="309.04" calcext:value-type="float">
            <text:p>309.04</text:p>
          </table:table-cell>
          <table:table-cell office:value-type="float" office:value="286.14" calcext:value-type="float">
            <text:p>286.14</text:p>
          </table:table-cell>
          <table:table-cell office:value-type="float" office:value="1.189047" calcext:value-type="float">
            <text:p>1.18904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36.772369" calcext:value-type="float">
            <text:p>336.772369</text:p>
          </table:table-cell>
          <table:table-cell office:value-type="float" office:value="0.973466" calcext:value-type="float">
            <text:p>0.973466</text:p>
          </table:table-cell>
          <table:table-cell office:value-type="float" office:value="989.7322" calcext:value-type="float">
            <text:p>989.7322</text:p>
          </table:table-cell>
          <table:table-cell office:value-type="float" office:value="985.6311" calcext:value-type="float">
            <text:p>985.6311</text:p>
          </table:table-cell>
          <table:table-cell office:value-type="float" office:value="232.49" calcext:value-type="float">
            <text:p>232.49</text:p>
          </table:table-cell>
          <table:table-cell office:value-type="float" office:value="232.5" calcext:value-type="float">
            <text:p>232.5</text:p>
          </table:table-cell>
          <table:table-cell office:value-type="float" office:value="286.64" calcext:value-type="float">
            <text:p>286.64</text:p>
          </table:table-cell>
          <table:table-cell office:value-type="float" office:value="1.19787" calcext:value-type="float">
            <text:p>1.1978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62.043427" calcext:value-type="float">
            <text:p>162.043427</text:p>
          </table:table-cell>
          <table:table-cell office:value-type="float" office:value="0.982238" calcext:value-type="float">
            <text:p>0.982238</text:p>
          </table:table-cell>
          <table:table-cell office:value-type="float" office:value="996.8732" calcext:value-type="float">
            <text:p>996.8732</text:p>
          </table:table-cell>
          <table:table-cell office:value-type="float" office:value="993.3027" calcext:value-type="float">
            <text:p>993.3027</text:p>
          </table:table-cell>
          <table:table-cell table:number-columns-repeated="2" office:value-type="float" office:value="167.39" calcext:value-type="float">
            <text:p>167.39</text:p>
          </table:table-cell>
          <table:table-cell office:value-type="float" office:value="287.06" calcext:value-type="float">
            <text:p>287.06</text:p>
          </table:table-cell>
          <table:table-cell office:value-type="float" office:value="1.205414" calcext:value-type="float">
            <text:p>1.20541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4.208336" calcext:value-type="float">
            <text:p>54.208336</text:p>
          </table:table-cell>
          <table:table-cell office:value-type="float" office:value="0.989153" calcext:value-type="float">
            <text:p>0.989153</text:p>
          </table:table-cell>
          <table:table-cell office:value-type="float" office:value="1002.8013" calcext:value-type="float">
            <text:p>1002.8013</text:p>
          </table:table-cell>
          <table:table-cell office:value-type="float" office:value="999.8373" calcext:value-type="float">
            <text:p>999.8373</text:p>
          </table:table-cell>
          <table:table-cell table:number-columns-repeated="2" office:value-type="float" office:value="112.26" calcext:value-type="float">
            <text:p>112.26</text:p>
          </table:table-cell>
          <table:table-cell office:value-type="float" office:value="287.42" calcext:value-type="float">
            <text:p>287.42</text:p>
          </table:table-cell>
          <table:table-cell office:value-type="float" office:value="1.211831" calcext:value-type="float">
            <text:p>1.21183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.575628" calcext:value-type="float">
            <text:p>6.575628</text:p>
          </table:table-cell>
          <table:table-cell office:value-type="float" office:value="0.994204" calcext:value-type="float">
            <text:p>0.994204</text:p>
          </table:table-cell>
          <table:table-cell office:value-type="float" office:value="1007.4431" calcext:value-type="float">
            <text:p>1007.4431</text:p>
          </table:table-cell>
          <table:table-cell office:value-type="float" office:value="1005.1222" calcext:value-type="float">
            <text:p>1005.1222</text:p>
          </table:table-cell>
          <table:table-cell table:number-columns-repeated="2" office:value-type="float" office:value="67.88" calcext:value-type="float">
            <text:p>67.88</text:p>
          </table:table-cell>
          <table:table-cell office:value-type="float" office:value="287.71" calcext:value-type="float">
            <text:p>287.71</text:p>
          </table:table-cell>
          <table:table-cell office:value-type="float" office:value="1.217015" calcext:value-type="float">
            <text:p>1.21701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99763" calcext:value-type="float">
            <text:p>0.99763</text:p>
          </table:table-cell>
          <table:table-cell office:value-type="float" office:value="1010.8487" calcext:value-type="float">
            <text:p>1010.8487</text:p>
          </table:table-cell>
          <table:table-cell office:value-type="float" office:value="1009.1459" calcext:value-type="float">
            <text:p>1009.1459</text:p>
          </table:table-cell>
          <table:table-cell table:number-columns-repeated="2" office:value-type="float" office:value="34.22" calcext:value-type="float">
            <text:p>34.22</text:p>
          </table:table-cell>
          <table:table-cell office:value-type="float" office:value="287.93" calcext:value-type="float">
            <text:p>287.93</text:p>
          </table:table-cell>
          <table:table-cell office:value-type="float" office:value="1.220959" calcext:value-type="float">
            <text:p>1.22095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.25" calcext:value-type="float">
            <text:p>1013.25</text:p>
          </table:table-cell>
          <table:table-cell office:value-type="float" office:value="1012.0494" calcext:value-type="float">
            <text:p>1012.04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8.09" calcext:value-type="float">
            <text:p>288.09</text:p>
          </table:table-cell>
          <table:table-cell office:value-type="float" office:value="1.223803" calcext:value-type="float">
            <text:p>1.223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3:57:01.673243990</meta:creation-date>
    <dc:date>2016-03-18T13:57:34.957844713</dc:date>
    <meta:editing-duration>P0D</meta:editing-duration>
    <meta:editing-cycles>1</meta:editing-cycles>
    <meta:document-statistic meta:table-count="1" meta:cell-count="828" meta:object-count="0"/>
    <meta:generator>LibreOffice/4.2.8.2$Linux_X86_64 LibreOffice_project/420m0$Build-2</meta:generator>
  </office:meta>
</office:document-meta>
</file>